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list-style-name="L1">
      <style:paragraph-properties fo:margin-top="0in" fo:margin-bottom="0.1965in" style:contextual-spacing="false"/>
    </style:style>
    <style:style style:name="P2" style:family="paragraph" style:parent-style-name="Preformatted_20_Text" style:list-style-name="L2">
      <style:paragraph-properties fo:margin-top="0in" fo:margin-bottom="0.1965in" style:contextual-spacing="false"/>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list-style-name="L5">
      <style:paragraph-properties fo:margin-top="0in" fo:margin-bottom="0.1965in" style:contextual-spacing="false"/>
    </style:style>
    <style:style style:name="P5" style:family="paragraph" style:parent-style-name="Preformatted_20_Text" style:list-style-name="L9">
      <style:paragraph-properties fo:margin-top="0in" fo:margin-bottom="0.1965in" style:contextual-spacing="false"/>
    </style:style>
    <style:style style:name="P6" style:family="paragraph" style:parent-style-name="Preformatted_20_Text" style:list-style-name="L11">
      <style:paragraph-properties fo:margin-top="0in" fo:margin-bottom="0.1965in" style:contextual-spacing="false"/>
    </style:style>
    <style:style style:name="P7" style:family="paragraph" style:parent-style-name="Preformatted_20_Text" style:list-style-name="L13">
      <style:paragraph-properties fo:margin-top="0in" fo:margin-bottom="0.1965in" style:contextual-spacing="false"/>
    </style:style>
    <style:style style:name="P8" style:family="paragraph" style:parent-style-name="Preformatted_20_Text" style:list-style-name="L15">
      <style:paragraph-properties fo:margin-top="0in" fo:margin-bottom="0.1965in" style:contextual-spacing="false"/>
    </style:style>
    <style:style style:name="P9" style:family="paragraph" style:parent-style-name="Preformatted_20_Text" style:list-style-name="L17">
      <style:paragraph-properties fo:margin-top="0in" fo:margin-bottom="0.1965in" style:contextual-spacing="false"/>
    </style:style>
    <style:style style:name="P10" style:family="paragraph" style:parent-style-name="Preformatted_20_Text" style:list-style-name="L18">
      <style:paragraph-properties fo:margin-top="0in" fo:margin-bottom="0.1965in" style:contextual-spacing="false"/>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19">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stall Pencil:</text:h>
      <text:list text:style-name="L1">
        <text:list-item>
          <text:p text:style-name="P11"><text:span text:style-name="Strong_20_Emphasis">Download Pencil:</text:span></text:p>
          <text:list>
            <text:list-item>
              <text:p text:style-name="P12">Open your web browser and go to the Pencil Project website.</text:p>
            </text:list-item>
            <text:list-item>
              <text:p text:style-name="P12">Download the Linux version suitable for your Parrot OS architecture. Choose either the Debian package or the generic Linux version based on your system (32-bit or 64-bit).</text:p>
            </text:list-item>
          </text:list>
        </text:list-item>
        <text:list-item>
          <text:p text:style-name="P11"><text:span text:style-name="Strong_20_Emphasis">Install Dependencies:</text:span></text:p>
          <text:list>
            <text:list-item>
              <text:p text:style-name="P12">Open a terminal on your Parrot OS.</text:p>
            </text:list-item>
            <text:list-item>
              <text:p text:style-name="P11">Update the package list:</text:p>
              <text:p text:style-name="P1">bash</text:p>
            </text:list-item>
          </text:list>
        </text:list-item>
      </text:list>
      <text:list text:style-name="L2">
        <text:list-item>
          <text:p text:style-name="P2"><text:span text:style-name="Source_20_Text">sudo apt-get update</text:span></text:p>
        </text:list-item>
      </text:list>
      <text:list text:style-name="L3">
        <text:list-item>
          <text:p text:style-name="P13">Install the default Java Runtime Environment (JRE) if it's not already installed:</text:p>
        </text:list-item>
      </text:list>
      <text:p text:style-name="P3">bash</text:p>
      <text:list text:style-name="L5">
        <text:list-item>
          <text:p text:style-name="P4"><text:span text:style-name="Source_20_Text">sudo apt-get install default-jre</text:span></text:p>
        </text:list-item>
      </text:list>
      <text:list text:style-name="L6">
        <text:list-item>
          <text:p text:style-name="P14"><text:span text:style-name="Strong_20_Emphasis">Navigate to the Downloaded Package:</text:span></text:p>
        </text:list-item>
      </text:list>
      <text:list text:style-name="L7">
        <text:list-item>
          <text:p text:style-name="P15">Open a terminal and go to the directory where you downloaded the Pencil installer. You can use the <text:span text:style-name="Source_20_Text">cd</text:span> command to navigate to the directory.</text:p>
        </text:list-item>
      </text:list>
      <text:list text:style-name="L8">
        <text:list-item>
          <text:p text:style-name="P16"><text:span text:style-name="Strong_20_Emphasis">Install Pencil:</text:span></text:p>
        </text:list-item>
      </text:list>
      <text:list text:style-name="L9">
        <text:list-item>
          <text:p text:style-name="P17">Install the Pencil .deb package using the following command (replace <text:span text:style-name="Source_20_Text">pencil-installer.deb</text:span> with the actual file name you downloaded):</text:p>
          <text:p text:style-name="P5">bash</text:p>
        </text:list-item>
      </text:list>
      <text:list text:style-name="L11">
        <text:list-item>
          <text:p text:style-name="P6"><text:span text:style-name="Source_20_Text">sudo dpkg -i pencil-installer.deb</text:span></text:p>
        </text:list-item>
      </text:list>
      <text:list text:style-name="L12">
        <text:list-item>
          <text:p text:style-name="P18"><text:span text:style-name="Strong_20_Emphasis">Resolve Dependencies (if needed):</text:span></text:p>
        </text:list-item>
      </text:list>
      <text:list text:style-name="L13">
        <text:list-item>
          <text:p text:style-name="P19">If there are dependency issues, run the following command to fix them:</text:p>
          <text:p text:style-name="P7">bash</text:p>
        </text:list-item>
      </text:list>
      <text:list text:style-name="L15">
        <text:list-item>
          <text:p text:style-name="P8"><text:span text:style-name="Source_20_Text">sudo apt-get -f install</text:span></text:p>
        </text:list-item>
      </text:list>
      <text:list text:style-name="L16">
        <text:list-item>
          <text:p text:style-name="P20"><text:span text:style-name="Strong_20_Emphasis">Launch Pencil:</text:span></text:p>
        </text:list-item>
      </text:list>
      <text:list text:style-name="L17">
        <text:list-item>
          <text:p text:style-name="P21">You can now launch Pencil by typing the following command in the terminal:</text:p>
          <text:p text:style-name="P9">bash</text:p>
        </text:list-item>
      </text:list>
      <text:list text:style-name="L18">
        <text:list-item>
          <text:list>
            <text:list-item text:start-value="6">
              <text:p text:style-name="P10"><text:span text:style-name="Source_20_Text">pencil</text:span></text:p>
            </text:list-item>
            <text:list-item>
              <text:p text:style-name="P22">Alternatively, you can find Pencil in your application menu.</text:p>
            </text:list-item>
          </text:list>
        </text:list-item>
      </text:list>
      <text:h text:style-name="Heading_20_3" text:outline-level="3"><text:soft-page-break/>Create a Simple Prototype:</text:h>
      <text:list text:style-name="L19">
        <text:list-item>
          <text:p text:style-name="P23"><text:span text:style-name="Strong_20_Emphasis">Open Pencil:</text:span></text:p>
          <text:list>
            <text:list-item>
              <text:p text:style-name="P24">When Pencil opens, click on "Create a New Project."</text:p>
            </text:list-item>
          </text:list>
        </text:list-item>
        <text:list-item>
          <text:p text:style-name="P23"><text:span text:style-name="Strong_20_Emphasis">Create Pages:</text:span></text:p>
          <text:list>
            <text:list-item>
              <text:p text:style-name="P24">In the "Pages" pane on the left, add pages for each section of your project (Main Dashboard, Subjects, Students, Transcripts, Form 3 &amp; Form 4, Technologies, Professionalism).</text:p>
            </text:list-item>
          </text:list>
        </text:list-item>
        <text:list-item>
          <text:p text:style-name="P23"><text:span text:style-name="Strong_20_Emphasis">Design Components:</text:span></text:p>
          <text:list>
            <text:list-item>
              <text:p text:style-name="P24">Use the drawing tools in Pencil to create UI components. For example, you can draw rectangles for buttons, text boxes for text, and tables for data representation.</text:p>
            </text:list-item>
          </text:list>
        </text:list-item>
        <text:list-item>
          <text:p text:style-name="P23"><text:span text:style-name="Strong_20_Emphasis">Link Pages:</text:span></text:p>
          <text:list>
            <text:list-item>
              <text:p text:style-name="P24">Use the "Link" tool to connect pages and simulate the navigation flow. Right-click on an element (e.g., a button), select "Add Link," and choose the target page.</text:p>
            </text:list-item>
          </text:list>
        </text:list-item>
        <text:list-item>
          <text:p text:style-name="P23"><text:span text:style-name="Strong_20_Emphasis">Add Text and Annotations:</text:span></text:p>
          <text:list>
            <text:list-item>
              <text:p text:style-name="P24">Include relevant text and annotations using the text tool to explain each section or component.</text:p>
            </text:list-item>
          </text:list>
        </text:list-item>
        <text:list-item>
          <text:p text:style-name="P23"><text:span text:style-name="Strong_20_Emphasis">Preview:</text:span></text:p>
          <text:list>
            <text:list-item>
              <text:p text:style-name="P24">Click on the "Preview" button to see how your prototype looks and interacts.</text:p>
            </text:list-item>
          </text:list>
        </text:list-item>
        <text:list-item>
          <text:p text:style-name="P23"><text:span text:style-name="Strong_20_Emphasis">Export:</text:span></text:p>
          <text:list>
            <text:list-item>
              <text:p text:style-name="P23">If you're satisfied with your prototype, you can export it. Pencil allows you to export your project as a standalone HTML file. Click on "File" -&gt; "Export" -&gt; "HTML" to create an HTML file that you can share.</text:p>
            </text:list-item>
          </text:list>
        </text:list-item>
      </text:list>
      <text:p text:style-name="Text_20_body">Remember, Pencil is a basic prototyping tool, and for more sophisticated designs, you might want to explore other tools with advanced features. Additionally, for actual development, you would need to use HTML, CSS, and JavaScript along with backend technologies based on the project requiremen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09:53:23.545770410</meta:creation-date>
    <meta:generator>LibreOffice/7.4.7.2$Linux_X86_64 LibreOffice_project/40$Build-2</meta:generator>
    <dc:date>2024-02-21T09:54:28.915851872</dc:date>
    <meta:editing-duration>PT1M6S</meta:editing-duration>
    <meta:editing-cycles>1</meta:editing-cycles>
    <meta:document-statistic meta:table-count="0" meta:image-count="0" meta:object-count="0" meta:page-count="2" meta:paragraph-count="43" meta:word-count="435" meta:character-count="2518" meta:non-whitespace-character-count="2165"/>
  </office:meta>
</office:document-meta>
</file>